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How to become a UCA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1, 2021 (02:56:4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TODO: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How to become a UCA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1T02:56:52Z</meta:creation-date>
    <dc:date>2021-05-21T02:56:52Z</dc:date>
    <meta:user-defined meta:name="date" meta:value-type="string">May  21, 2021 (02:56:4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